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ServerSpecTests.applyFiltersBeforeServer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stWebFilter.TestWebFil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MockServerSpec.initHttpHandler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ServerSpecTests.applyFiltersAfterConfigurerAdd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WebFilter.filter( ServerWebExchange exchange , WebFilte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ServerSpecTests.beforeServerCreated( WebHttpHandler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ServerSpecTests.afterConfigureAdded( WebTestClient . MockServerSpec &lt; ? &gt; 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